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70e7d" officeooo:paragraph-rsid="00070e7d" style:font-weight-asian="bold" style:font-weight-complex="bold"/>
    </style:style>
    <style:style style:name="P2" style:family="paragraph" style:parent-style-name="Standard">
      <style:text-properties officeooo:rsid="0008f019" officeooo:paragraph-rsid="000b35e8"/>
    </style:style>
    <style:style style:name="P3" style:family="paragraph" style:parent-style-name="Standard">
      <style:text-properties officeooo:rsid="000b39bc" officeooo:paragraph-rsid="000b39bc"/>
    </style:style>
    <style:style style:name="P4" style:family="paragraph" style:parent-style-name="Standard">
      <style:text-properties officeooo:rsid="000b39bc" officeooo:paragraph-rsid="000e8c36"/>
    </style:style>
    <style:style style:name="P5" style:family="paragraph" style:parent-style-name="Standard">
      <style:text-properties officeooo:rsid="000b39bc" officeooo:paragraph-rsid="00103beb"/>
    </style:style>
    <style:style style:name="P6" style:family="paragraph" style:parent-style-name="Standard">
      <style:text-properties officeooo:rsid="00103beb" officeooo:paragraph-rsid="00103beb"/>
    </style:style>
    <style:style style:name="T1" style:family="text">
      <style:text-properties officeooo:rsid="000b39bc"/>
    </style:style>
    <style:style style:name="T2" style:family="text">
      <style:text-properties officeooo:rsid="000e8c36"/>
    </style:style>
    <style:style style:name="T3" style:family="text">
      <style:text-properties officeooo:rsid="000f26ef"/>
    </style:style>
    <style:style style:name="T4" style:family="text">
      <style:text-properties officeooo:rsid="00103beb"/>
    </style:style>
    <style:style style:name="T5" style:family="text">
      <style:text-properties officeooo:rsid="00121811"/>
    </style:style>
    <style:style style:name="T6" style:family="text">
      <style:text-properties officeooo:rsid="001356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9p<text:span text:style-name="T1">5</text:span> – Psuedocode</text:p>
      <text:p text:style-name="P2"/>
      <text:p text:style-name="P3">while(True): //<text:span text:style-name="T2">allows system to loop</text:span></text:p>
      <text:p text:style-name="P4"><text:s text:c="4"/>maxTop = //<text:span text:style-name="T3">setting this as user input but could set as fixed variable here also i.e. maxTop = 5</text:span></text:p>
      <text:p text:style-name="P3"><text:s text:c="4"/>selectedTop = //<text:span text:style-name="T3">set as user input here for manager to input number of selected toppings</text:span></text:p>
      <text:p text:style-name="P3"><text:s text:c="4"/>differenceTop = maxTop – selectedTop //<text:span text:style-name="T4">this is used to make calculation of third factorial loop</text:span></text:p>
      <text:p text:style-name="P3"><text:s text:c="4"/>fact1 = 0 //<text:span text:style-name="T4">set factorial variable for loop 1</text:span></text:p>
      <text:p text:style-name="P5"><text:s text:c="4"/>fact2 = 0 //<text:span text:style-name="T4">set factorial variable for loop 2</text:span></text:p>
      <text:p text:style-name="P5"><text:s text:c="4"/>fact3 = 0 //<text:span text:style-name="T4">set factorial variable for loop 3</text:span></text:p>
      <text:p text:style-name="P5"><text:s text:c="4"/>y = 1 <text:s/>//<text:span text:style-name="T4">set extra variable for loop 1</text:span></text:p>
      <text:p text:style-name="P5"><text:s text:c="4"/><text:span text:style-name="T4">w</text:span> = 1 //<text:span text:style-name="T4">set factorial variable for loop 2</text:span></text:p>
      <text:p text:style-name="P5"><text:s text:c="4"/><text:span text:style-name="T4">z</text:span> = 1 //<text:span text:style-name="T4">set factorial variable for loop 3</text:span></text:p>
      <text:p text:style-name="P3"><text:s text:c="8"/></text:p>
      <text:p text:style-name="P3"><text:s text:c="4"/>if maxTop == 0: //<text:span text:style-name="T4">this is standard factorial code as per preious exercises</text:span></text:p>
      <text:p text:style-name="P3"><text:s text:c="8"/>fact1 = 1 //<text:span text:style-name="T4">using fact 1 variable here for storing value 1</text:span></text:p>
      <text:p text:style-name="P3"><text:s text:c="4"/>elif maxTop == 1:</text:p>
      <text:p text:style-name="P3"><text:s text:c="8"/>fact1 = 1</text:p>
      <text:p text:style-name="P3"><text:s text:c="4"/>else:</text:p>
      <text:p text:style-name="P3"><text:s text:c="8"/>fact1 = 1</text:p>
      <text:p text:style-name="P3"><text:s text:c="8"/>y = 1</text:p>
      <text:p text:style-name="P3"><text:s text:c="8"/>for y in range(1,maxTop+1): //<text:span text:style-name="T4">using maxTop as top end of range</text:span></text:p>
      <text:p text:style-name="P3"><text:s text:c="12"/>fact1 *= y //<text:span text:style-name="T4">factorial calculation using fact 1 and y variables</text:span></text:p>
      <text:p text:style-name="P3"><text:s text:c="4"/>print('Factorial of', maxTop , 'is', fact1) //<text:span text:style-name="T5">output of factorial for testing</text:span></text:p>
      <text:p text:style-name="P3"/>
      <text:p text:style-name="P6">//note as above same applies for next 2 loops</text:p>
      <text:p text:style-name="P3"/>
      <text:p text:style-name="P3"><text:s text:c="4"/>if selectedTop &gt; maxTop: //<text:span text:style-name="T4">this will check if variable for selected toppings is higher than max available and closes program with ‘break’in the event that it is true as you cant have more toppings than are available to you!</text:span></text:p>
      <text:p text:style-name="P3"><text:s text:c="8"/>print("Too many toppings selected - only", selectedTop ,"available!");</text:p>
      <text:p text:style-name="P3"><text:s text:c="8"/>break;</text:p>
      <text:p text:style-name="P3"><text:s text:c="4"/>else:</text:p>
      <text:p text:style-name="P3"><text:s text:c="8"/>if selectedTop == 0: //<text:span text:style-name="T5">standardfactorial code as above and previous exercises</text:span></text:p>
      <text:p text:style-name="P3"><text:s text:c="12"/>fact2 = 1</text:p>
      <text:p text:style-name="P3"><text:s text:c="8"/>elif selectedTop == 1:</text:p>
      <text:p text:style-name="P3"><text:s text:c="12"/>fact2 = 1</text:p>
      <text:p text:style-name="P3"><text:s text:c="8"/>else:</text:p>
      <text:p text:style-name="P3"><text:s text:c="12"/>fact2 = 1</text:p>
      <text:p text:style-name="P3"><text:s text:c="12"/>w = 1</text:p>
      <text:p text:style-name="P3"><text:s text:c="12"/>for w in range(1,selectedTop+1):</text:p>
      <text:p text:style-name="P3"><text:s text:c="16"/>fact2 *= w</text:p>
      <text:p text:style-name="P3"><text:s text:c="8"/>print('Factorial of', selectedTop, 'is', fact2) //<text:span text:style-name="T5">output of factorial for testing</text:span></text:p>
      <text:p text:style-name="P3"/>
      <text:p text:style-name="P3"><text:s text:c="8"/></text:p>
      <text:p text:style-name="P3"><text:s text:c="4"/>if differenceTop == 0: //<text:span text:style-name="T5">standard factorial code</text:span></text:p>
      <text:p text:style-name="P3"><text:s text:c="8"/>fact3 = 1</text:p>
      <text:p text:style-name="P3"><text:s text:c="4"/>elif differenceTop == 1:</text:p>
      <text:p text:style-name="P3"><text:s text:c="8"/>fact3 = 1</text:p>
      <text:p text:style-name="P3"><text:s text:c="4"/>else:</text:p>
      <text:p text:style-name="P3"><text:s text:c="8"/>fact3 = 1</text:p>
      <text:p text:style-name="P3"><text:s text:c="8"/>z = 1</text:p>
      <text:p text:style-name="P3"><text:s text:c="8"/>for w in range(1,differenceTop+1):</text:p>
      <text:p text:style-name="P3"><text:soft-page-break/><text:s text:c="12"/>fact3 *= w</text:p>
      <text:p text:style-name="P3"><text:s text:c="4"/>print('Factorial of', differenceTop, 'is', fact3) //<text:span text:style-name="T5">output of factorial for testing</text:span></text:p>
      <text:p text:style-name="P3"/>
      <text:p text:style-name="P3"><text:s text:c="4"/>combinations = fact1/(fact2*fact3) //<text:span text:style-name="T6">application of variables in formulae provided on exercise sheet.</text:span></text:p>
      <text:p text:style-name="P3"><text:s text:c="4"/>print("Number of combinations =",combinations) //<text:span text:style-name="T6">output of formulae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14:25:14.408141998</meta:creation-date>
    <meta:generator>LibreOffice/5.1.4.2$Linux_X86_64 LibreOffice_project/10m0$Build-2</meta:generator>
    <dc:date>2016-10-25T14:52:07.300036225</dc:date>
    <meta:editing-duration>PT25M18S</meta:editing-duration>
    <meta:editing-cycles>14</meta:editing-cycles>
    <meta:document-statistic meta:table-count="0" meta:image-count="0" meta:object-count="0" meta:page-count="2" meta:paragraph-count="50" meta:word-count="345" meta:character-count="2312" meta:non-whitespace-character-count="1684"/>
  </office:meta>
</office:document-meta>
</file>